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b5" officeooo:paragraph-rsid="0007f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.container div div</text:p>
      <text:p text:style-name="P1">height:600px;</text:p>
      <text:p text:style-name="P1"/>
      <text:p text:style-name="P1"/>
      <text:p text:style-name="P1">div.orange</text:p>
      <text:p text:style-name="P1">back..... : color;</text:p>
      <text:p text:style-name="P1"/>
      <text:p text:style-name="P1">div.blue</text:p>
      <text:p text:style-name="P1">backg....:col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05:27.492457242</meta:creation-date>
    <dc:date>2023-01-11T11:06:20.016325320</dc:date>
    <meta:editing-duration>PT53S</meta:editing-duration>
    <meta:editing-cycles>1</meta:editing-cycles>
    <meta:document-statistic meta:table-count="0" meta:image-count="0" meta:object-count="0" meta:page-count="1" meta:paragraph-count="6" meta:word-count="10" meta:character-count="85" meta:non-whitespace-character-count="81"/>
    <meta:generator>LibreOffice/7.3.6.2$Linux_X86_64 LibreOffice_project/30$Build-2</meta:generator>
  </office:meta>
</office:document-meta>
</file>